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420fcd"/>
    </style:style>
    <style:style style:name="P12" style:family="paragraph" style:parent-style-name="Text_20_body">
      <style:paragraph-properties fo:text-align="justify" style:justify-single-word="false"/>
      <style:text-properties officeooo:paragraph-rsid="0045bcbd"/>
    </style:style>
    <style:style style:name="P13" style:family="paragraph" style:parent-style-name="Text_20_body">
      <style:paragraph-properties fo:text-align="justify" style:justify-single-word="false"/>
      <style:text-properties fo:language="es" fo:country="ES" officeooo:rsid="0031df96" officeooo:paragraph-rsid="0040be9b"/>
    </style:style>
    <style:style style:name="P14" style:family="paragraph" style:parent-style-name="Text_20_body">
      <style:paragraph-properties fo:text-align="justify" style:justify-single-word="false"/>
      <style:text-properties fo:language="es" fo:country="ES" fo:font-weight="bold" officeooo:rsid="0034f3d8" officeooo:paragraph-rsid="0040be9b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358740" officeooo:paragraph-rsid="0040be9b"/>
    </style:style>
    <style:style style:name="P16" style:family="paragraph" style:parent-style-name="Text_20_body">
      <style:paragraph-properties fo:text-align="justify" style:justify-single-word="false"/>
      <style:text-properties fo:language="es" fo:country="ES" style:text-underline-style="none" fo:font-weight="normal" officeooo:rsid="0039181c" officeooo:paragraph-rsid="0040be9b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es" fo:country="ES" officeooo:rsid="003a19a7" officeooo:paragraph-rsid="00420fcd"/>
    </style:style>
    <style:style style:name="P18" style:family="paragraph" style:parent-style-name="Text_20_body">
      <style:paragraph-properties fo:text-align="justify" style:justify-single-word="false"/>
      <style:text-properties fo:language="es" fo:country="ES" officeooo:rsid="003f02d4" officeooo:paragraph-rsid="00420fcd"/>
    </style:style>
    <style:style style:name="P19" style:family="paragraph" style:parent-style-name="Text_20_body">
      <style:paragraph-properties fo:text-align="justify" style:justify-single-word="false"/>
      <style:text-properties fo:language="es" fo:country="ES" officeooo:rsid="003b70a0" officeooo:paragraph-rsid="00420fcd"/>
    </style:style>
    <style:style style:name="P20" style:family="paragraph" style:parent-style-name="Text_20_body">
      <style:paragraph-properties fo:text-align="justify" style:justify-single-word="false"/>
      <style:text-properties fo:language="es" fo:country="ES" officeooo:rsid="003ca22a" officeooo:paragraph-rsid="00420fcd"/>
    </style:style>
    <style:style style:name="P21" style:family="paragraph" style:parent-style-name="Text_20_body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bold" officeooo:rsid="003d09f0" officeooo:paragraph-rsid="0040be9b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officeooo:rsid="0031df96" officeooo:paragraph-rsid="0040be9b"/>
    </style:style>
    <style:style style:name="P23" style:family="paragraph" style:parent-style-name="Text_20_body">
      <style:paragraph-properties fo:text-align="justify" style:justify-single-word="false"/>
      <style:text-properties officeooo:rsid="0034f3d8" officeooo:paragraph-rsid="0040be9b"/>
    </style:style>
    <style:style style:name="P24" style:family="paragraph" style:parent-style-name="Text_20_body">
      <style:paragraph-properties fo:text-align="start" style:justify-single-word="false"/>
      <style:text-properties officeooo:rsid="00358abe" officeooo:paragraph-rsid="0040be9b"/>
    </style:style>
    <style:style style:name="P25" style:family="paragraph" style:parent-style-name="Text_20_body">
      <style:paragraph-properties fo:text-align="justify" style:justify-single-word="false"/>
      <style:text-properties officeooo:rsid="00358740" officeooo:paragraph-rsid="0040be9b"/>
    </style:style>
    <style:style style:name="P26" style:family="paragraph" style:parent-style-name="Text_20_body">
      <style:paragraph-properties fo:text-align="justify" style:justify-single-word="false"/>
      <style:text-properties officeooo:rsid="002d7a61" officeooo:paragraph-rsid="00420fcd"/>
    </style:style>
    <style:style style:name="P27" style:family="paragraph" style:parent-style-name="Text_20_body">
      <style:paragraph-properties fo:text-align="justify" style:justify-single-word="false"/>
      <style:text-properties officeooo:rsid="003b70a0" officeooo:paragraph-rsid="00420fcd"/>
    </style:style>
    <style:style style:name="P28" style:family="paragraph" style:parent-style-name="Text_20_body">
      <style:paragraph-properties fo:text-align="justify" style:justify-single-word="false"/>
      <style:text-properties officeooo:rsid="003ca22a" officeooo:paragraph-rsid="00420fcd"/>
    </style:style>
    <style:style style:name="P29" style:family="paragraph" style:parent-style-name="Text_20_body">
      <style:paragraph-properties fo:text-align="justify" style:justify-single-word="false"/>
      <style:text-properties officeooo:rsid="00420fcd" officeooo:paragraph-rsid="00420fcd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3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3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7" style:family="paragraph" style:parent-style-name="Notas_20_Informativas">
      <style:paragraph-properties fo:text-align="justify" style:justify-single-word="false"/>
      <style:text-properties fo:language="es" fo:country="ES" officeooo:rsid="003b70a0" officeooo:paragraph-rsid="00420fcd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Titulo" style:master-page-name="Standard">
      <style:paragraph-properties style:page-number="auto"/>
      <style:text-properties officeooo:paragraph-rsid="00395921"/>
    </style:style>
    <style:style style:name="P40" style:family="paragraph" style:parent-style-name="Heading_20_1">
      <style:text-properties officeooo:rsid="0014c507" officeooo:paragraph-rsid="0014c507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rsid="0034f3d8" officeooo:paragraph-rsid="0040be9b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358740" officeooo:paragraph-rsid="0040be9b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paragraph-rsid="00420fcd"/>
    </style:style>
    <style:style style:name="P44" style:family="paragraph" style:parent-style-name="Text_20_body" style:list-style-name="L3">
      <style:paragraph-properties fo:text-align="justify" style:justify-single-word="false"/>
      <style:text-properties officeooo:rsid="003ca22a" officeooo:paragraph-rsid="00420fcd"/>
    </style:style>
    <style:style style:name="P45" style:family="paragraph" style:parent-style-name="Text_20_body" style:list-style-name="L4">
      <style:paragraph-properties fo:text-align="justify" style:justify-single-word="false"/>
      <style:text-properties officeooo:rsid="003ca22a" officeooo:paragraph-rsid="00420fcd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rsid="003ca22a" officeooo:paragraph-rsid="00420fcd"/>
    </style:style>
    <style:style style:name="P47" style:family="paragraph" style:parent-style-name="Text_20_body" style:list-style-name="L5">
      <style:paragraph-properties fo:text-align="justify" style:justify-single-word="false"/>
      <style:text-properties officeooo:rsid="003e1157" officeooo:paragraph-rsid="00420fcd"/>
    </style:style>
    <style:style style:name="P48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language="es" fo:country="ES" style:text-underline-style="none" fo:font-weight="normal" officeooo:rsid="003e1157" officeooo:paragraph-rsid="00420fcd" style:font-weight-asian="normal" style:font-weight-complex="normal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09f0" style:font-weight-asian="bold" style:font-weight-complex="bold"/>
    </style:style>
    <style:style style:name="T6" style:family="text">
      <style:text-properties fo:font-weight="bold" officeooo:rsid="00420fc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style:font-name="Calibri" fo:font-size="14pt" officeooo:rsid="00420fcd" style:font-name-asian="Webdings" style:font-size-asian="14pt" style:font-name-complex="Webdings" style:font-size-complex="14pt"/>
    </style:style>
    <style:style style:name="T12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3fdb3c" style:font-size-asian="24pt" style:font-weight-asian="bold" style:font-size-complex="24pt" style:font-weight-complex="bold"/>
    </style:style>
    <style:style style:name="T15" style:family="text">
      <style:text-properties fo:text-transform="uppercase" fo:color="#336633" style:font-name="Calibri" fo:font-size="24pt" fo:font-weight="bold" officeooo:rsid="0040be9b" style:font-size-asian="24pt" style:font-weight-asian="bold" style:font-size-complex="24pt" style:font-weight-complex="bold"/>
    </style:style>
    <style:style style:name="T16" style:family="text">
      <style:text-properties fo:text-transform="uppercase" fo:color="#336633" style:font-name="Calibri" fo:font-size="24pt" fo:font-weight="bold" officeooo:rsid="00498a1e" style:font-size-asian="24pt" style:font-weight-asian="bold" style:font-size-complex="24pt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d09f0" style:font-weight-asian="bold" style:font-weight-complex="bold"/>
    </style:style>
    <style:style style:name="T18" style:family="text">
      <style:text-properties officeooo:rsid="003d09f0"/>
    </style:style>
    <style:style style:name="T19" style:family="text">
      <style:text-properties fo:language="es" fo:country="ES"/>
    </style:style>
    <style:style style:name="T20" style:family="text">
      <style:text-properties fo:language="es" fo:country="ES" officeooo:rsid="002c140d"/>
    </style:style>
    <style:style style:name="T21" style:family="text">
      <style:text-properties fo:language="es" fo:country="ES" officeooo:rsid="0031df96"/>
    </style:style>
    <style:style style:name="T22" style:family="text">
      <style:text-properties fo:language="es" fo:country="ES" officeooo:rsid="0034f3d8"/>
    </style:style>
    <style:style style:name="T23" style:family="text">
      <style:text-properties fo:language="es" fo:country="ES" officeooo:rsid="003634d5"/>
    </style:style>
    <style:style style:name="T24" style:family="text">
      <style:text-properties fo:language="es" fo:country="ES" officeooo:rsid="00382aa5"/>
    </style:style>
    <style:style style:name="T25" style:family="text">
      <style:text-properties fo:language="es" fo:country="ES" officeooo:rsid="00358740"/>
    </style:style>
    <style:style style:name="T26" style:family="text">
      <style:text-properties fo:language="es" fo:country="ES" officeooo:rsid="00358abe"/>
    </style:style>
    <style:style style:name="T27" style:family="text">
      <style:text-properties fo:language="es" fo:country="ES" officeooo:rsid="0040be9b"/>
    </style:style>
    <style:style style:name="T28" style:family="text">
      <style:text-properties fo:language="es" fo:country="ES" fo:font-weight="bold" style:font-weight-asian="bold" style:font-weight-complex="bold"/>
    </style:style>
    <style:style style:name="T29" style:family="text">
      <style:text-properties fo:language="es" fo:country="ES" fo:font-weight="bold" officeooo:rsid="003d09f0" style:font-weight-asian="bold" style:font-weight-complex="bold"/>
    </style:style>
    <style:style style:name="T30" style:family="text">
      <style:text-properties fo:language="es" fo:country="ES" officeooo:rsid="003a19a7"/>
    </style:style>
    <style:style style:name="T31" style:family="text">
      <style:text-properties fo:language="es" fo:country="ES" officeooo:rsid="003342f9"/>
    </style:style>
    <style:style style:name="T32" style:family="text">
      <style:text-properties fo:language="es" fo:country="ES" officeooo:rsid="003b70a0"/>
    </style:style>
    <style:style style:name="T33" style:family="text">
      <style:text-properties fo:language="es" fo:country="ES" officeooo:rsid="003ca22a"/>
    </style:style>
    <style:style style:name="T34" style:family="text">
      <style:text-properties fo:language="es" fo:country="ES" officeooo:rsid="003e1157"/>
    </style:style>
    <style:style style:name="T35" style:family="text">
      <style:text-properties fo:language="es" fo:country="ES" officeooo:rsid="00420fcd"/>
    </style:style>
    <style:style style:name="T36" style:family="text">
      <style:text-properties fo:language="es" fo:country="ES" officeooo:rsid="0042ffe9"/>
    </style:style>
    <style:style style:name="T37" style:family="text">
      <style:text-properties fo:language="es" fo:country="ES" officeooo:rsid="0043e666"/>
    </style:style>
    <style:style style:name="T38" style:family="text">
      <style:text-properties fo:language="es" fo:country="ES" officeooo:rsid="0045bcbd"/>
    </style:style>
    <style:style style:name="T39" style:family="text">
      <style:text-properties officeooo:rsid="0042ffe9"/>
    </style:style>
    <style:style style:name="T40" style:family="text">
      <style:text-properties officeooo:rsid="0045bcbd"/>
    </style:style>
    <style:style style:name="T41" style:family="text">
      <style:text-properties officeooo:rsid="00485ca4"/>
    </style:style>
    <style:style style:name="T42" style:family="text">
      <style:text-properties officeooo:rsid="00498a1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0" text:name="NumeroTema"/>
        <text:user-field-decl office:value-type="string" office:string-value="Introducción a jQuery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8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6">UD</text:span><text:span text:style-name="T12"> </text:span><text:span text:style-name="T14">10</text:span><text:span text:style-name="T12"> – </text:span><text:span text:style-name="T13">ACTIVIDAD </text:span><text:span text:style-name="T15">2</text:span><text:span text:style-name="T13"> </text:span></text:p>
      <text:p text:style-name="P9"><text:span text:style-name="T13">(No evaluable)</text:span><text:span text:style-name="T12">.</text:span></text:p>
      <text:p text:style-name="P7"><text:user-field-get text:name="Tema">Introducción a jQuery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33">Sergio García Barea</text:p>
      <text:p text:style-name="P32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5">201<text:span text:style-name="T41">9</text:span>/20<text:span text:style-name="T41">20</text:span></text:p>
      <text:p text:style-name="P34"><text:tab/><text:tab/><text:tab/><text:tab/><text:tab/><text:tab/><text:tab/><text:tab/><text:tab/><text:tab/>Versión:<text:date style:data-style-name="N104" text:date-value="2019-10-10T09:39:39.535989998">191010</text:date>.<text:time style:data-style-name="N105" text:time-value="2019-10-10T09:39:39.536142759">0939</text:time></text:p>
      <text:p text:style-name="P3"><text:soft-page-break/></text:p>
      <text:p text:style-name="P10">Licencia</text:p>
      <text:p text:style-name="Standard"/>
      <text:p text:style-name="P31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30"/>
      <text:p text:style-name="Notas_20_Informativas"><text:span text:style-name="T3"> </text:span>Atención</text:p>
      <text:p text:style-name="P3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6">1. Boletín de ejercicios<text:tab/>3</text:p>
        </text:index-body>
      </text:table-of-content>
      <text:p text:style-name="Standard"/>
      <text:p text:style-name="P39">UD<text:user-field-get text:name="NumeroTema">10</text:user-field-get>. <text:user-field-get text:name="Tema">Introducción a jQuery</text:user-field-get></text:p>
      <text:h text:style-name="P40" text:outline-level="1">Boletín de ejercicios </text:h>
      <text:p text:style-name="P12"><text:span text:style-name="T4">1)</text:span> <text:span text:style-name="T20">Calcular números primos es una tarea costosa pero útil en diversos campos, sobre todo en la criptografía.</text:span></text:p>
      <text:p text:style-name="P12"><text:span text:style-name="T21">Tenemos en </text:span><text:a xlink:type="simple" xlink:href="http://hispabyte.net/DWEC/EjercicioUD12-1AJAX.php" text:style-name="Internet_20_link" text:visited-style-name="Visited_20_Internet_20_Link"><text:span text:style-name="T22">http://hispabyte.net/DWEC/EjercicioUD1</text:span></text:a><text:a xlink:type="simple" xlink:href="http://hispabyte.net/DWEC/EjercicioUD12-1AJAX.php" text:style-name="Internet_20_link" text:visited-style-name="Visited_20_Internet_20_Link"><text:span text:style-name="T27">0</text:span></text:a><text:a xlink:type="simple" xlink:href="http://hispabyte.net/DWEC/EjercicioUD12-1AJAX.php" text:style-name="Internet_20_link" text:visited-style-name="Visited_20_Internet_20_Link"><text:span text:style-name="T22">-1AJAX.php</text:span></text:a><text:span text:style-name="T21"> un servidor que dado un número </text:span><text:span text:style-name="T22">enviado por POST </text:span><text:span text:style-name="T21">te dice si es primo.</text:span></text:p>
      <text:p text:style-name="P22"><text:span text:style-name="T19">Nosotros queremos saber si es primo y además </text:span><text:span text:style-name="T23">palíndromo.</text:span><text:span text:style-name="T19"> El calculo de si es primo se hará en el servidor y el calculo de si es palíndromo en el cliente. </text:span></text:p>
      <text:p text:style-name="P13">Completa el código dado para decir si un número es primo y palíndromo o <text:span text:style-name="T40">si</text:span> no lo es.</text:p>
      <text:p text:style-name="P14">Ejemplos:</text:p>
      <text:list xml:id="list2290606679" text:style-name="L1">
        <text:list-item>
          <text:p text:style-name="P41"><text:span text:style-name="T19">5 es primo y </text:span><text:span text:style-name="T24">palíndromo</text:span></text:p>
        </text:list-item>
        <text:list-item>
          <text:p text:style-name="P41"><text:span text:style-name="T19">11 es primo y </text:span><text:span text:style-name="T24">palíndromo</text:span></text:p>
        </text:list-item>
        <text:list-item>
          <text:p text:style-name="P41"><text:span text:style-name="T19">17 es primo y no </text:span><text:span text:style-name="T24">palíndromo</text:span></text:p>
        </text:list-item>
        <text:list-item>
          <text:p text:style-name="P41"><text:span text:style-name="T19">4 no es primo pero si </text:span><text:span text:style-name="T24">palíndromo</text:span></text:p>
        </text:list-item>
        <text:list-item>
          <text:p text:style-name="P41"><text:span text:style-name="T19">22 no es primo pero si </text:span><text:span text:style-name="T24">palíndromo</text:span></text:p>
        </text:list-item>
        <text:list-item>
          <text:p text:style-name="P41"><text:span text:style-name="T19">14 no es primo ni </text:span><text:span text:style-name="T24">palíndromo</text:span></text:p>
        </text:list-item>
      </text:list>
      <text:p text:style-name="P23"><text:span text:style-name="T29">2</text:span><text:span text:style-name="T28">)</text:span><text:span text:style-name="T19"> </text:span><text:span text:style-name="T25">Las APIs de Google Maps están disponibles en </text:span><text:a xlink:type="simple" xlink:href="https://developers.google.com/maps/" text:style-name="Internet_20_link" text:visited-style-name="Visited_20_Internet_20_Link">https://developers.google.com/maps/</text:a></text:p>
      <text:p text:style-name="P24"><text:span text:style-name="T25">E</text:span><text:span text:style-name="T19">n concreto ahora nos interesan las APIs de Google Street View </text:span><text:a xlink:type="simple" xlink:href="https://developers.google.com/maps/documentation/streetview/" text:style-name="Internet_20_link" text:visited-style-name="Visited_20_Internet_20_Link">https://developers.google.com/maps/documentation/streetview/</text:a></text:p>
      <text:p text:style-name="P25"><text:span text:style-name="T19">Queremos hacer un programa que cargue usando </text:span><text:span text:style-name="T26">AJAX</text:span><text:span text:style-name="T19"> la foto de una </text:span><text:span text:style-name="T26">localización</text:span><text:span text:style-name="T19"> indicada.</text:span></text:p>
      <text:p text:style-name="P15">Esto se puede hacer con la llamada</text:p>
      <text:p text:style-name="P25"><text:a xlink:type="simple" xlink:href="http://maps.googleapis.com/maps/api/streetview?size=600x300&amp;location=miLocalizacion" text:style-name="Internet_20_link" text:visited-style-name="Visited_20_Internet_20_Link"><text:span text:style-name="T19">http://maps.googleapis.com/maps/api/streetview?size=600x300&amp;location=miLocalizacion</text:span></text:a></text:p>
      <text:p text:style-name="P25"><text:span text:style-name="T19">Donde miLocalizacion es la </text:span><text:span text:style-name="T23">localización</text:span><text:span text:style-name="T19"> a <text:s/>buscar.</text:span></text:p>
      <text:p text:style-name="P25"><text:a xlink:type="simple" xlink:href="http://maps.googleapis.com/maps/api/streetview?size=600x300&amp;location=colon,valencia" text:style-name="Internet_20_link" text:visited-style-name="Visited_20_Internet_20_Link"><text:span text:style-name="T19">http://maps.googleapis.com/maps/api/streetview?size=600x300&amp;location=colon,valencia</text:span></text:a></text:p>
      <text:p text:style-name="P25"><text:span text:style-name="T19">Haz una aplicación que pida la localización y actualice usando AJAX la imagen. </text:span><text:span text:style-name="T26">Antes de comenzar planteat</text:span><text:span text:style-name="T38">e</text:span><text:span text:style-name="T26"> las siguientes preguntas:</text:span></text:p>
      <text:list xml:id="list1698613855" text:style-name="L2">
        <text:list-item>
          <text:p text:style-name="P42"><text:span text:style-name="T19">¿Necesitamos </text:span><text:span text:style-name="T37">el Ajax de jQuery</text:span><text:span text:style-name="T19">? </text:span></text:p>
        </text:list-item>
        <text:list-item>
          <text:p text:style-name="P42"><text:span text:style-name="T26">Con esa API de Google </text:span><text:span text:style-name="T19">¿Podemos usar simplemente la propiedad src de la imagen?</text:span></text:p>
        </text:list-item>
      </text:list>
      <text:p text:style-name="P16"><text:span text:style-name="T5">3)</text:span><text:span text:style-name="T18"> Investiga APIs que se puedan usar con AJAX de los principales sitios de Internet, compartiendo ejemplos proporcionado por terceros o tuyos propios. </text:span><text:soft-page-break/><text:span text:style-name="T17">¡Comparte lo encontrado usando el foro!</text:span></text:p>
      <text:p text:style-name="P21"/>
      <text:p text:style-name="P11"><text:span text:style-name="T6">4</text:span><text:span text:style-name="T4">)</text:span> <text:span text:style-name="T30">Realiza una web que tenga un botón “Obtener sopa de letras”. Cuando se pulse ese botón, obtendrá mediante AJAX una sopa de letras (en formato array de cadenas) y las palabras a buscar (también en un array de cadenas).</text:span></text:p>
      <text:p text:style-name="P17">Al recibirla, cargará en pantalla la sopa de letras (mediante una tabla) y un combo-box donde estará el texto “Ninguna seleccionada” y después cada una de las palabras.</text:p>
      <text:p text:style-name="P17">Al modificar ese combo-box se actualizarán los valores de un div con id=”resultado”. Si se elije “Ninguna seleccionada” el div indicará “No hay ninguna palabra seleccionada”.</text:p>
      <text:p text:style-name="P17">Si se selecciona una palabra, indicará en que lugar de la sopa de letras está su primera letra y en cual su última, tomando las posiciones 0,0 como las iniciales.</text:p>
      <text:p text:style-name="P17">Por ejemplo:</text:p>
      <text:p text:style-name="P17">AASOPAB</text:p>
      <text:p text:style-name="P17">XFGHZXX</text:p>
      <text:p text:style-name="P17">Si buscamos SOPA, nos dirá posición inicial x=2,y=0 , posición final x=5,y=0.</text:p>
      <text:p text:style-name="P17">Las palabras podrán estar en horizontal y en vertical y se leerán de izquierda a derecha (horizontal) o de arriba a abajo (vertical).</text:p>
      <text:p text:style-name="P17">Recordad, que si en cualquier momento pulsamos el botón “Obtener sopa de letras”, se recargará dinámicamente la sopa de letras y sus palabras.</text:p>
      <text:p text:style-name="P18">Tenéis un ejemplo de servidor de sopas de letas adjunto al enunciado y funcionando en <text:a xlink:type="simple" xlink:href="http://hispabyte.net/DWEC/EjercicioUD12-2-1AJAX.php" text:style-name="Internet_20_link" text:visited-style-name="Visited_20_Internet_20_Link">http://hispabyte.net/DWEC/EjercicioUD</text:a><text:a xlink:type="simple" xlink:href="http://hispabyte.net/DWEC/EjercicioUD12-2-1AJAX.php" text:style-name="Internet_20_link" text:visited-style-name="Visited_20_Internet_20_Link"><text:span text:style-name="T39">10</text:span></text:a><text:a xlink:type="simple" xlink:href="http://hispabyte.net/DWEC/EjercicioUD12-2-1AJAX.php" text:style-name="Internet_20_link" text:visited-style-name="Visited_20_Internet_20_Link">-2AJAX.php</text:a></text:p>
      <text:p text:style-name="P18"/>
      <text:p text:style-name="P26"><text:span text:style-name="T6">5</text:span><text:span text:style-name="T4">)</text:span><text:span text:style-name="T31"> </text:span><text:span text:style-name="T32">Utilizando la API pública de Codeforces disponible en </text:span><text:a xlink:type="simple" xlink:href="http://codeforces.com/api/help" text:style-name="Internet_20_link" text:visited-style-name="Visited_20_Internet_20_Link">http://codeforces.com/api/help</text:a></text:p>
      <text:p text:style-name="P19">Haz una aplicación que con el botón “Obtener problemas por TAG” y un input de tipo texto donde se guarde el TAG a pedir y un combo-box con los valores “ascendente” y “descendente” (por defecto ascendente).</text:p>
      <text:p text:style-name="P27"><text:span text:style-name="T19">Al pulsar el botón, mediante una petición AJAX obtendrá todos los problemas con ese </text:span><text:span text:style-name="T33">el tag indicado en el input tipo texto</text:span><text:span text:style-name="T19"> y mostrará en la página los nombres de los problemas (únicamente ese valor) ordenado ascendente o descendente.</text:span></text:p>
      <text:p text:style-name="P19">Si cambia el combo-box, los problemas se re-ordenaran dinámicamente (sin pedir la información por AJAX de nuevo).</text:p>
      <text:p text:style-name="P19">Si se vuelve a pulsar el botón “Obtener problemas por TAG”, se volverá a hacer la petición AJAX y recargará el contenido de la página.</text:p>
      <text:p text:style-name="P37"><text:span text:style-name="T3"> </text:span><text:span text:style-name="T11">Repasando Ordenación</text:span></text:p>
      <text:p text:style-name="P28"><text:soft-page-break/><text:span text:style-name="T19">La ordenación </text:span><text:span text:style-name="T35">se realizará o con las funciones que implementa Javascript </text:span><text:a xlink:type="simple" xlink:href="https://www.w3schools.com/jsref/jsref_sort.asp" text:style-name="Internet_20_link" text:visited-style-name="Visited_20_Internet_20_Link">https://www.w3schools.com/jsref/jsref_sort.asp</text:a><text:span text:style-name="T35"> y recomiendo que su uso este documentado en la chuleta del examen. No </text:span><text:span text:style-name="T19">es </text:span><text:span text:style-name="T34">obligatorio</text:span><text:span text:style-name="T19"> implementar</text:span><text:span text:style-name="T34"> </text:span><text:span text:style-name="T35">métodos de ordenación</text:span><text:span text:style-name="T19"> “de cero” </text:span><text:span text:style-name="T34">ni entender bien los complejos (Quicksort y Mergesort). </text:span><text:span text:style-name="T35"><text:s/></text:span></text:p>
      <text:p text:style-name="P29"><text:span text:style-name="T19">Comparación de algoritmos </text:span><text:a xlink:type="simple" xlink:href="https://www.cs.usfca.edu/~galles/visualization/ComparisonSort.html" text:style-name="Internet_20_link" text:visited-style-name="Visited_20_Internet_20_Link">https://www.cs.usfca.edu/~galles/visualization/ComparisonSort.html</text:a></text:p>
      <text:p text:style-name="P28"><text:span text:style-name="T35">Aquí algunos algoritmos divididos en “no </text:span><text:span text:style-name="T36">óptimos”</text:span><text:span text:style-name="T35"> y “óptimos” y sus costes para tomarlos como referencia:</text:span></text:p>
      <text:p text:style-name="P20"><text:tab/>a) Método no óptimos </text:p>
      <text:p text:style-name="P20"><text:tab/>Tienen coste medio N² (es decir, si hay 100 elementos, el coste es 100*100= 10000)</text:p>
      <text:list xml:id="list2902077978" text:style-name="L3">
        <text:list-item>
          <text:p text:style-name="P43"><text:span text:style-name="T33">Inserción </text:span><text:a xlink:type="simple" xlink:href="https://es.wikipedia.org/wiki/Ordenamiento_por_inserción" text:style-name="Internet_20_link" text:visited-style-name="Visited_20_Internet_20_Link">https://es.wikipedia.org/wiki/Ordenamiento_por_inserci%C3%B3n</text:a><text:span text:style-name="T33"> </text:span></text:p>
        </text:list-item>
        <text:list-item>
          <text:p text:style-name="P44"><text:span text:style-name="T19">Burbuja </text:span><text:a xlink:type="simple" xlink:href="https://es.wikipedia.org/wiki/Ordenamiento_de_burbuja" text:style-name="Internet_20_link" text:visited-style-name="Visited_20_Internet_20_Link">https://es.wikipedia.org/wiki/Ordenamiento_de_burbuja</text:a></text:p>
        </text:list-item>
      </text:list>
      <text:p text:style-name="P20"><text:tab/>b) Método mas óptimos</text:p>
      <text:p text:style-name="P20"><text:tab/>Tienen coste medio N* log2 N. Es decir, si hay 100 elementos, el coste es 100*6,643= 664,3)</text:p>
      <text:p text:style-name="P20"><text:tab/>6,643 es el log en base 2 de 100-.</text:p>
      <text:list xml:id="list3184150591" text:style-name="L4">
        <text:list-item>
          <text:p text:style-name="P45"><text:span text:style-name="T19">Quicksort </text:span><text:a xlink:type="simple" xlink:href="https://es.wikipedia.org/wiki/Quicksort" text:style-name="Internet_20_link" text:visited-style-name="Visited_20_Internet_20_Link">https://es.wikipedia.org/wiki/Quicksort</text:a></text:p>
        </text:list-item>
        <text:list-item>
          <text:p text:style-name="P45"><text:span text:style-name="T19">Mergesort </text:span><text:a xlink:type="simple" xlink:href="https://es.wikipedia.org/wiki/Ordenamiento_por_mezcla" text:style-name="Internet_20_link" text:visited-style-name="Visited_20_Internet_20_Link">https://es.wikipedia.org/wiki/Ordenamiento_por_mezcla</text:a></text:p>
        </text:list-item>
      </text:list>
      <text:p text:style-name="P20"><text:tab/>Implementación de QuickSort en Javascript:</text:p>
      <text:list xml:id="list902495685" text:style-name="L5">
        <text:list-item>
          <text:p text:style-name="P46"><text:a xlink:type="simple" xlink:href="https://antjanus.com/blog/web-development-tutorials/understanding-quicksort-js-native-implementation/" text:style-name="Internet_20_link" text:visited-style-name="Visited_20_Internet_20_Link"><text:span text:style-name="T34">https://antjanus.com/blog/web-development-tutorials/understanding-quicksort-js-native-implementation/</text:span></text:a></text:p>
        </text:list-item>
        <text:list-item>
          <text:p text:style-name="P47"><text:a xlink:type="simple" xlink:href="http://hdeleon.net/algoritmo-de-ordenamiento-quicksort-en-javascript/" text:style-name="Internet_20_link" text:visited-style-name="Visited_20_Internet_20_Link"><text:span text:style-name="T19">http://hdeleon.net/algoritmo-de-ordenamiento-quicksort-en-javascript/</text:span></text:a></text:p>
          <text:p text:style-name="P4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0" text:name="NumeroTema"/>
          <text:user-field-decl office:value-type="string" office:string-value="Introducción a jQuery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0</text:user-field-get></text:span><text:span text:style-name="MT1">. </text:span><text:span text:style-name="MT1"><text:user-field-get text:name="Tema">Introducción a jQuery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20M20S</meta:editing-duration>
    <meta:editing-cycles>39</meta:editing-cycles>
    <meta:generator>LibreOffice/6.3.1.2$Linux_X86_64 LibreOffice_project/30$Build-2</meta:generator>
    <dc:title>Plantilla CEED</dc:title>
    <dc:date>2019-10-10T09:39:39.379981817</dc:date>
    <meta:document-statistic meta:table-count="0" meta:image-count="2" meta:object-count="0" meta:page-count="5" meta:paragraph-count="79" meta:word-count="837" meta:character-count="5739" meta:non-whitespace-character-count="4961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